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Liberation Serif" fo:font-size="12pt" officeooo:rsid="001f8d50" officeooo:paragraph-rsid="001f8d50" style:font-size-asian="12pt" style:font-size-complex="12pt"/>
    </style:style>
    <style:style style:name="P2" style:family="paragraph" style:parent-style-name="Standard">
      <style:text-properties fo:color="#000000" loext:opacity="100%" style:font-name="Liberation Serif" fo:font-size="12pt" officeooo:paragraph-rsid="001f8d50" style:font-size-asian="12pt" style:font-size-complex="12pt"/>
    </style:style>
    <style:style style:name="P3" style:family="paragraph" style:parent-style-name="Standard">
      <style:text-properties fo:color="#000000" loext:opacity="100%" style:font-name="Liberation Serif" fo:font-size="12pt" officeooo:paragraph-rsid="001f8d50"/>
    </style:style>
    <style:style style:name="P4" style:family="paragraph" style:parent-style-name="Standard">
      <style:text-properties officeooo:paragraph-rsid="002649b7"/>
    </style:style>
    <style:style style:name="P5" style:family="paragraph" style:parent-style-name="Standard">
      <style:text-properties fo:color="#000000" loext:opacity="100%" style:font-name="Liberation Serif" fo:font-size="12pt" fo:font-weight="normal" officeooo:rsid="001f8d50" officeooo:paragraph-rsid="001f8d50" fo:background-color="transparent" style:font-size-asian="12pt" style:font-size-complex="12pt"/>
    </style:style>
    <style:style style:name="P6" style:family="paragraph" style:parent-style-name="Standard">
      <style:text-properties fo:color="#000000" loext:opacity="100%" style:font-name="Liberation Serif" fo:font-size="12pt" fo:font-weight="normal" officeooo:rsid="00301588" officeooo:paragraph-rsid="002649b7" fo:background-color="transparent" style:font-size-asian="12pt" style:font-size-complex="12pt"/>
    </style:style>
    <style:style style:name="P7" style:family="paragraph" style:parent-style-name="Standard">
      <style:text-properties fo:color="#000000" loext:opacity="100%" style:font-name="Liberation Serif" fo:font-size="12pt" fo:font-weight="normal" officeooo:rsid="0034465b" officeooo:paragraph-rsid="0034465b" fo:background-color="transparent" style:font-size-asian="12pt" style:font-size-complex="12pt"/>
    </style:style>
    <style:style style:name="P8" style:family="paragraph" style:parent-style-name="Standard">
      <style:text-properties fo:color="#000000" loext:opacity="100%" style:font-name="Liberation Serif" fo:font-size="12pt" fo:font-weight="normal" officeooo:rsid="00530940" officeooo:paragraph-rsid="00530940" fo:background-color="transparent" style:font-size-asian="12pt" style:font-size-complex="12pt"/>
    </style:style>
    <style:style style:name="T1" style:family="text">
      <style:text-properties officeooo:rsid="001f8d50"/>
    </style:style>
    <style:style style:name="T2" style:family="text">
      <style:text-properties officeooo:rsid="002649b7" fo:background-color="transparent" loext:char-shading-value="0" style:font-size-asian="12pt" style:font-size-complex="12pt" loext:padding="0.049cm" loext:border="0.06pt solid #e5e7eb"/>
    </style:style>
    <style:style style:name="T3" style:family="text">
      <style:text-properties fo:font-weight="normal" fo:background-color="transparent" loext:char-shading-value="0"/>
    </style:style>
    <style:style style:name="T4" style:family="text">
      <style:text-properties fo:font-weight="normal" officeooo:rsid="001f8d50" fo:background-color="transparent" loext:char-shading-value="0"/>
    </style:style>
    <style:style style:name="T5" style:family="text">
      <style:text-properties fo:font-weight="normal" officeooo:rsid="001f8d50" fo:background-color="transparent" loext:char-shading-value="0" style:font-size-asian="12pt" style:font-size-complex="12pt"/>
    </style:style>
    <style:style style:name="T6" style:family="text">
      <style:text-properties fo:font-weight="normal" officeooo:rsid="0021d71c" fo:background-color="transparent" loext:char-shading-value="0" style:font-size-asian="12pt" style:font-size-complex="12pt"/>
    </style:style>
    <style:style style:name="T7" style:family="text">
      <style:text-properties fo:font-weight="normal" officeooo:rsid="00301588" fo:background-color="transparent" loext:char-shading-value="0" style:font-size-asian="12pt" style:font-size-complex="12pt"/>
    </style:style>
    <style:style style:name="T8" style:family="text">
      <style:text-properties fo:font-weight="normal" officeooo:rsid="0034465b" fo:background-color="transparent" loext:char-shading-value="0" style:font-size-asian="12pt" style:font-size-complex="12pt"/>
    </style:style>
    <style:style style:name="T9" style:family="text">
      <style:text-properties fo:font-weight="normal" officeooo:rsid="00348991" fo:background-color="transparent" loext:char-shading-value="0" style:font-size-asian="12pt" style:font-size-complex="12pt"/>
    </style:style>
    <style:style style:name="T10" style:family="text">
      <style:text-properties fo:font-weight="normal" officeooo:rsid="00402f1c" fo:background-color="transparent" loext:char-shading-value="0"/>
    </style:style>
    <style:style style:name="T11" style:family="text">
      <style:text-properties fo:color="#000000" loext:opacity="100%" style:font-name="Liberation Serif" fo:font-size="12pt" fo:font-weight="normal" officeooo:rsid="0021d71c" fo:background-color="transparent" loext:char-shading-value="0" style:font-size-asian="12pt" style:font-size-complex="12pt"/>
    </style:style>
    <style:style style:name="T12" style:family="text">
      <style:text-properties fo:color="#000000" loext:opacity="100%" style:font-name="Liberation Serif" fo:font-size="12pt" fo:font-weight="normal" officeooo:rsid="0024a40e" fo:background-color="transparent" loext:char-shading-value="0" style:font-size-asian="12pt" style:font-size-complex="12pt"/>
    </style:style>
    <style:style style:name="T13" style:family="text">
      <style:text-properties fo:color="#000000" loext:opacity="100%" style:font-name="Liberation Serif" fo:font-size="12pt" fo:font-weight="normal" officeooo:rsid="002649b7" fo:background-color="transparent" loext:char-shading-value="0" style:font-size-asian="12pt" style:font-size-complex="12pt"/>
    </style:style>
    <style:style style:name="T14" style:family="text">
      <style:text-properties fo:color="#000000" loext:opacity="100%" style:font-name="Liberation Serif" fo:font-size="12pt" fo:font-weight="normal" officeooo:rsid="002649b7" fo:background-color="transparent" loext:char-shading-value="0" style:font-size-asian="12pt" style:font-size-complex="12pt" loext:padding="0.049cm" loext:border="0.06pt solid #e5e7eb"/>
    </style:style>
    <style:style style:name="T15" style:family="text">
      <style:text-properties fo:color="#000000" loext:opacity="100%" style:font-name="Liberation Serif" fo:font-size="12pt" fo:font-weight="normal" officeooo:rsid="00301588" fo:background-color="transparent" loext:char-shading-value="0" style:font-size-asian="12pt" style:font-size-complex="12pt"/>
    </style:style>
    <style:style style:name="T16" style:family="text">
      <style:text-properties fo:color="#000000" loext:opacity="100%" style:font-name="Liberation Serif" fo:font-size="12pt" fo:font-weight="normal" officeooo:rsid="0036d2a0" fo:background-color="transparent" loext:char-shading-value="0" style:font-size-asian="12pt" style:font-size-complex="12pt"/>
    </style:style>
    <style:style style:name="T17" style:family="text">
      <style:text-properties fo:color="#000000" loext:opacity="100%" style:font-name="Liberation Serif" fo:font-size="12pt" fo:font-weight="normal" officeooo:rsid="003b69e8" fo:background-color="transparent" loext:char-shading-value="0" style:font-size-asian="12pt" style:font-size-complex="12pt"/>
    </style:style>
    <style:style style:name="T18" style:family="text">
      <style:text-properties officeooo:rsid="00215f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jet : <text:span text:style-name="T18">compte rendu </text:span>SAE</text:p>
      <text:p text:style-name="P1">Date : Lundi 26 septembre 2022</text:p>
      <text:p text:style-name="P1"/>
      <text:p text:style-name="P1"/>
      <text:p text:style-name="P1">1. Choix de l’application :</text:p>
      <text:p text:style-name="P2"><text:span text:style-name="T1"><text:tab/>→ </text:span><text:span text:style-name="T3">nous allons développer une application web. En effet, nous voulons que un maxium de personnes l'utilise. Ainsi ne ne voulons pas privilégier un seul système d'exploitation (pour les applications native</text:span><text:span text:style-name="T4">s</text:span><text:span text:style-name="T3">). De plus, les utilisateurs ayant un lien avec l'informatique, possèderont plusieurs </text:span><text:span text:style-name="T4">supports numérique</text:span><text:span text:style-name="T10">s</text:span><text:span text:style-name="T3"> </text:span><text:span text:style-name="T4">(</text:span><text:span text:style-name="T3">téléphone, <text:s/>ordinateur, une tablette… </text:span><text:span text:style-name="T4">). </text:span><text:span text:style-name="T3">Ainsi notre application serait visible sur n'importe quels supports. Il faudra juste une connexion à Internet </text:span><text:span text:style-name="T4">au préalable. </text:span></text:p>
      <text:p text:style-name="P5"><text:tab/>→ Mtn tout monde a au moins le wifi ou un forfait téléphone avec de la connexion</text:p>
      <text:p text:style-name="P5"/>
      <text:p text:style-name="P5">2. Choix des langages :</text:p>
      <text:p text:style-name="P3"><text:span text:style-name="T5"><text:tab/>→ </text:span><text:span text:style-name="T6">front-end : </text:span><text:span text:style-name="T8">HTML/CSS et javascript pour la partie dynamique</text:span></text:p>
      <text:p text:style-name="P3"><text:span text:style-name="T6"><text:tab/>→ back-end : </text:span><text:span text:style-name="T7">python car nous allons devoir envoyer des requêtes à notre base de données et python possède plusieurs librairies pour manipuler des données (pandas, Numpy, Matplotlib..)/ </text:span><text:span text:style-name="T9">PHP</text:span></text:p>
      <text:p text:style-name="P4"><text:span text:style-name="T11"><text:tab/>→ </text:span><text:span text:style-name="T12">utilisation de framework </text:span><text:span text:style-name="T13">(</text:span><text:span text:style-name="Strong_20_Emphasis"><text:span text:style-name="T2">kit de composants déjà programmés</text:span></text:span><text:span text:style-name="Strong_20_Emphasis"><text:span text:style-name="T14">)</text:span></text:span><text:span text:style-name="T12">: </text:span><text:span text:style-name="T16">Django (framework python), Laravel (framework PHP)</text:span></text:p>
      <text:p text:style-name="P4"><text:span text:style-name="T12"><text:tab/>→ </text:span><text:span text:style-name="T15">librairies </text:span></text:p>
      <text:p text:style-name="P4"><text:span text:style-name="T15"><text:tab/>→ </text:span><text:span text:style-name="T17">utiliser un rasberry Pi comme serveur web (pas encore trop d’info, si possible ou non)</text:span></text:p>
      <text:p text:style-name="P6"/>
      <text:p text:style-name="P7">RQ : ruby avec la librairie « Ruby on Rails » très puissant mais nouveau langage a apprendre, nouveau framework, pas facile…</text:p>
      <text:p text:style-name="P7"/>
      <text:p text:style-name="P8">Rq:maintenance des framework important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5T21:18:23.677158812</meta:creation-date>
    <dc:date>2022-09-26T14:04:53.682671113</dc:date>
    <meta:editing-duration>PT34M31S</meta:editing-duration>
    <meta:editing-cycles>10</meta:editing-cycles>
    <meta:generator>LibreOffice/7.3.6.2$Linux_X86_64 LibreOffice_project/30$Build-2</meta:generator>
    <meta:document-statistic meta:table-count="0" meta:image-count="0" meta:object-count="0" meta:page-count="1" meta:paragraph-count="13" meta:word-count="203" meta:character-count="1293" meta:non-whitespace-character-count="1093"/>
  </office:meta>
</office:document-meta>
</file>